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595cm"/>
    </style:style>
    <style:style style:name="co2" style:family="table-column">
      <style:table-column-properties fo:break-before="auto" style:column-width="2.955cm"/>
    </style:style>
    <style:style style:name="co3" style:family="table-column">
      <style:table-column-properties fo:break-before="auto" style:column-width="3.00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11.7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/>
    </style:style>
    <style:style style:name="ce2" style:family="table-cell" style:parent-style-name="Default">
      <style:table-cell-properties fo:background-color="#999999"/>
      <style:text-properties fo:font-weight="bold"/>
    </style:style>
    <style:style style:name="ce3" style:family="table-cell" style:parent-style-name="Default">
      <style:table-cell-properties fo:background-color="#9999ff"/>
      <style:text-properties style:font-name="Arial" style:font-name-asian="Arial1" style:font-name-complex="Tahoma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able-cell-properties fo:background-color="#ff9966"/>
      <style:text-properties fo:font-weight="bold"/>
    </style:style>
    <style:style style:name="ce7" style:family="table-cell" style:parent-style-name="Default">
      <style:table-cell-properties fo:background-color="#ff9966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7da647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da647"/>
    </style:style>
    <style:style style:name="ce11" style:family="table-cell" style:parent-style-name="Default">
      <style:table-cell-properties fo:background-color="#ccccff" style:text-align-source="fix" style:repeat-content="false"/>
      <style:paragraph-properties fo:text-align="end"/>
      <style:text-properties fo:font-weight="bold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end"/>
      <style:text-properties fo:font-weight="bold"/>
    </style:style>
    <style:style style:name="ce13" style:family="table-cell" style:parent-style-name="Default">
      <style:table-cell-properties fo:background-color="#ccccff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ccccff"/>
      <style:text-properties fo:font-weight="bold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ffcc99"/>
      <style:text-properties fo:font-weight="bold"/>
    </style:style>
    <style:style style:name="ce19" style:family="table-cell" style:parent-style-name="Default">
      <style:table-cell-properties fo:background-color="#94bd5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4bd5e"/>
    </style:style>
    <style:style style:name="ce21" style:family="table-cell" style:parent-style-name="Default">
      <style:table-cell-properties fo:background-color="#9999ff" style:text-align-source="fix" style:repeat-content="false"/>
      <style:paragraph-properties fo:text-align="end"/>
      <style:text-properties fo:font-weight="bold"/>
    </style:style>
    <style:style style:name="ce22" style:family="table-cell" style:parent-style-name="Default">
      <style:table-cell-properties fo:background-color="#999999" style:text-align-source="fix" style:repeat-content="false"/>
      <style:paragraph-properties fo:text-align="end"/>
      <style:text-properties fo:font-weight="bold"/>
    </style:style>
    <style:style style:name="ce23" style:family="table-cell" style:parent-style-name="Default">
      <style:table-cell-properties fo:background-color="#ff9966" style:text-align-source="fix" style:repeat-content="false"/>
      <style:paragraph-properties fo:text-align="end" fo:margin-left="0cm"/>
      <style:text-properties fo:font-weight="bold"/>
    </style:style>
    <style:style style:name="ce24" style:family="table-cell" style:parent-style-name="Default">
      <style:table-cell-properties fo:background-color="#ffcc99"/>
      <style:text-properties style:font-name="Arial" style:font-name-asian="Arial1" style:font-name-complex="Tahoma"/>
    </style:style>
    <style:style style:name="ce25" style:family="table-cell" style:parent-style-name="Default">
      <style:table-cell-properties fo:background-color="#7da647"/>
      <style:text-properties fo:color="#000000"/>
    </style:style>
    <style:style style:name="ce26" style:family="table-cell" style:parent-style-name="Default">
      <style:table-cell-properties fo:background-color="#7da647"/>
      <style:text-properties fo:color="#800000"/>
    </style:style>
    <style:style style:name="ce27" style:family="table-cell" style:parent-style-name="Default">
      <style:table-cell-properties fo:background-color="#c0c0c0"/>
      <style:text-properties fo:font-weight="bold"/>
    </style:style>
    <style:style style:name="ce28" style:family="table-cell" style:parent-style-name="Default">
      <style:table-cell-properties fo:background-color="#ffffcc"/>
      <style:text-properties fo:font-weight="bold"/>
    </style:style>
    <style:style style:name="ce29" style:family="table-cell" style:parent-style-name="Default">
      <style:table-cell-properties fo:background-color="#ffffcc"/>
    </style:style>
    <style:style style:name="ce30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/>
    </style:style>
    <style:style style:name="T1" style:family="text">
      <style:text-properties fo:color="#8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number-columns-repeated="250" table:default-cell-style-name="Default"/>
        <table:table-row table:style-name="ro1">
          <table:table-cell table:style-name="ce1" office:value-type="string">
            <text:p>Bachelor programma</text:p>
          </table:table-cell>
          <table:table-cell table:style-name="ce11" office:value-type="string">
            <text:p>Studiepunten</text:p>
          </table:table-cell>
          <table:table-cell table:style-name="ce21" office:value-type="string">
            <text:p>Resultaat</text:p>
          </table:table-cell>
          <table:table-cell table:style-name="ce11" office:value-type="string">
            <text:p>Gewogen</text:p>
          </table:table-cell>
          <table:table-cell table:style-name="ce15"/>
          <table:table-cell table:style-name="ce28" office:value-type="string">
            <text:p>Opmerkingen</text:p>
          </table:table-cell>
          <table:table-cell table:style-name="ce31" table:number-columns-repeated="250"/>
        </table:table-row>
        <table:table-row table:style-name="ro1">
          <table:table-cell table:style-name="ce2"/>
          <table:table-cell table:style-name="ce12"/>
          <table:table-cell table:style-name="ce22"/>
          <table:table-cell table:style-name="ce12"/>
          <table:table-cell table:style-name="ce27"/>
          <table:table-cell table:style-name="ce28"/>
          <table:table-cell table:style-name="ce31" table:number-columns-repeated="250"/>
        </table:table-row>
        <table:table-row table:style-name="ro1">
          <table:table-cell table:style-name="ce3" office:value-type="string">
            <text:p>Inleiding computergebruik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3" office:value-type="string">
            <text:p>Aansluitcursus vwo-wiskunde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3" office:value-type="string">
            <text:p>Studie en loopbaan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I kaleidoscoop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7.8">
            <text:p>7,8</text:p>
          </table:table-cell>
          <table:table-cell table:style-name="ce13" table:formula="oooc:=[.B7]*[.C7]" office:value-type="float" office:value="46.8">
            <text:p>46,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computersystem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3" table:formula="oooc:=[.B8]*[.C8]" office:value-type="float" office:value="28">
            <text:p>2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meren I pract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9]*[.C9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Taakanalyse en webdesign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13" table:formula="oooc:=[.B10]*[.C10]" office:value-type="float" office:value="48">
            <text:p>4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ormele structuren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ooc:=[.B11]*[.C11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Tekst, beeld en representatie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3" table:formula="oooc:=[.B12]*[.C12]" office:value-type="float" office:value="28">
            <text:p>2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gegevensverwerking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7.7">
            <text:p>7,7</text:p>
          </table:table-cell>
          <table:table-cell table:style-name="ce13" table:formula="oooc:=[.B13]*[.C13]" office:value-type="float" office:value="38.5">
            <text:p>38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multimedia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.5">
            <text:p>8,5</text:p>
          </table:table-cell>
          <table:table-cell table:style-name="ce13" table:formula="oooc:=[.B14]*[.C14]" office:value-type="float" office:value="25.5">
            <text:p>25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grafentheorie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3" table:formula="oooc:=[.B15]*[.C15]" office:value-type="float" office:value="21">
            <text:p>2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.II pract.</text:p>
          </table:table-cell>
          <table:table-cell table:style-name="ce13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13" table:formula="oooc:=[.B16]*[.C16]" office:value-type="float" office:value="16">
            <text:p>1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Encyclopedie voor AI/I/IK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17]*[.C17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Software project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3" table:formula="oooc:=[.B18]*[.C18]" office:value-type="float" office:value="32">
            <text:p>3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meren I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3" table:formula="oooc:=[.B19]*[.C19]" office:value-type="float" office:value="27">
            <text:p>27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iskunde I (voor informatici)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20]*[.C20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logica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ooc:=[.B21]*[.C21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organisatie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13" table:formula="oooc:=[.B22]*[.C22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structur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3" table:formula="oooc:=[.B23]*[.C23]" office:value-type="float" office:value="32">
            <text:p>3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Logische taal en redeneermetho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7.5">
            <text:p>7,5</text:p>
          </table:table-cell>
          <table:table-cell table:style-name="ce13" table:formula="oooc:=[.B24]*[.C24]" office:value-type="float" office:value="37.5">
            <text:p>37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ilosofie en Eth. v.d.Techniek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ooc:=[.B25]*[.C25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ssemblerprogr. practicum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.5">
            <text:p>8,5</text:p>
          </table:table-cell>
          <table:table-cell table:style-name="ce13" table:formula="oooc:=[.B26]*[.C26]" office:value-type="float" office:value="34">
            <text:p>3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structuren practicum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ooc:=[.B27]*[.C27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iskunde II (voor informatici)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28]*[.C28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Project Software Engineering</text:p>
          </table:table-cell>
          <table:table-cell table:style-name="ce13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13" table:formula="oooc:=[.B29]*[.C29]" office:value-type="float" office:value="64">
            <text:p>6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netwerken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3" table:formula="oooc:=[.B30]*[.C30]" office:value-type="float" office:value="30">
            <text:p>3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bases I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7.5">
            <text:p>7,5</text:p>
          </table:table-cell>
          <table:table-cell table:style-name="ce13" table:formula="oooc:=[.B31]*[.C31]" office:value-type="float" office:value="45">
            <text:p>4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Software Engineering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32]*[.C32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Theoretische Inform.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ooc:=[.B33]*[.C33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ormele tal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.5">
            <text:p>8,5</text:p>
          </table:table-cell>
          <table:table-cell table:style-name="ce13" table:formula="oooc:=[.B34]*[.C34]" office:value-type="float" office:value="34">
            <text:p>3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 en discrete wiskunde 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.5">
            <text:p>7,5</text:p>
          </table:table-cell>
          <table:table-cell table:style-name="ce13" table:formula="oooc:=[.B35]*[.C35]" office:value-type="float" office:value="22.5">
            <text:p>22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orithms for Genomes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8.5">
            <text:p>8,5</text:p>
          </table:table-cell>
          <table:table-cell table:style-name="ce13" table:formula="oooc:=[.B36]*[.C36]" office:value-type="float" office:value="51">
            <text:p>5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 Networks Practical</text:p>
          </table:table-cell>
          <table:table-cell table:style-name="ce13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13" table:formula="oooc:=[.B37]*[.C37]" office:value-type="float" office:value="72">
            <text:p>7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etenschapsgeschiedenis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3" table:formula="oooc:=[.B38]*[.C38]" office:value-type="float" office:value="21">
            <text:p>2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M&amp;RE</text:p>
          </table:table-cell>
          <table:table-cell table:style-name="ce13" office:value-type="float" office:value="7">
            <text:p>7</text:p>
          </table:table-cell>
          <table:table-cell table:style-name="ce5" office:value-type="float" office:value="6.5">
            <text:p>6,5</text:p>
          </table:table-cell>
          <table:table-cell table:style-name="ce13" table:formula="oooc:=[.B39]*[.C39]" office:value-type="float" office:value="45.5">
            <text:p>45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Kennissystem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40]*[.C40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etensch.Comm. id Informatica</text:p>
          </table:table-cell>
          <table:table-cell table:style-name="ce13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13" table:formula="oooc:=[.B41]*[.C41]" office:value-type="float" office:value="20">
            <text:p>2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ïsche specificaties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3" table:formula="oooc:=[.B42]*[.C42]" office:value-type="float" office:value="27">
            <text:p>27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Programmeren in Prolog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43]*[.C43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 &amp; discrete wiskunde I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44]*[.C44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edrijfssystemen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3" table:formula="oooc:=[.B45]*[.C45]" office:value-type="float" office:value="30">
            <text:p>3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I Kaleidoscoop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ooc:=[.B46]*[.C46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achelor Project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13" office:value-type="float" office:value="54">
            <text:p>5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1" office:value-type="string">
            <text:p>Totaal / gemiddeld</text:p>
          </table:table-cell>
          <table:table-cell table:style-name="ce15" table:formula="oooc:=SUM([.B3:.B47])" office:value-type="float" office:value="181">
            <text:p>181</text:p>
          </table:table-cell>
          <table:table-cell table:style-name="ce1" table:formula="oooc:=AVERAGE([.C7:.C47])" office:value-type="float" office:value="7.74390243902439">
            <text:p>7,74</text:p>
          </table:table-cell>
          <table:table-cell table:style-name="ce15" table:formula="oooc:=SUM([.D7:.D47])/SUM([.B7:.B47])" office:value-type="float" office:value="7.72078651685393">
            <text:p>7,72</text:p>
          </table:table-cell>
          <table:table-cell table:style-name="ce15"/>
          <table:table-cell table:style-name="ce28"/>
          <table:table-cell table:style-name="ce31"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style-name="ce8" table:number-columns-repeated="250"/>
        </table:table-row>
        <table:table-row table:style-name="ro1">
          <table:table-cell table:style-name="ce6" office:value-type="string">
            <text:p>Master programma</text:p>
          </table:table-cell>
          <table:table-cell table:style-name="ce16" office:value-type="string">
            <text:p>Studiepunten</text:p>
          </table:table-cell>
          <table:table-cell table:style-name="ce23" office:value-type="string">
            <text:p>Resultaat</text:p>
          </table:table-cell>
          <table:table-cell table:style-name="ce16" office:value-type="string">
            <text:p>Gewogen</text:p>
          </table:table-cell>
          <table:table-cell table:style-name="ce17"/>
          <table:table-cell table:style-name="ce30" office:value-type="string">
            <text:p>Opmerkinge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ogram Transformation (Utrecht, Visser)</text:p>
          </table:table-cell>
          <table:table-cell table:style-name="ce17" office:value-type="float" office:value="7.5">
            <text:p>7,5</text:p>
          </table:table-cell>
          <table:table-cell table:style-name="ce7" office:value-type="float" office:value="9.5">
            <text:p>9,5</text:p>
          </table:table-cell>
          <table:table-cell table:style-name="ce17" table:formula="oooc:=[.B53]*[.C53]" office:value-type="float" office:value="71.25">
            <text:p>71,2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Advanced Logic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7" table:formula="oooc:=[.B54]*[.C54]" office:value-type="float" office:value="60">
            <text:p>6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Logical Verificatio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.5">
            <text:p>9,5</text:p>
          </table:table-cell>
          <table:table-cell table:style-name="ce17" table:formula="oooc:=[.B55]*[.C55]" office:value-type="float" office:value="57">
            <text:p>57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otocol Validatio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8.5">
            <text:p>8,5</text:p>
          </table:table-cell>
          <table:table-cell table:style-name="ce17" table:formula="oooc:=[.B56]*[.C56]" office:value-type="float" office:value="51">
            <text:p>51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Term Rewriting System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17" table:formula="oooc:=[.B57]*[.C57]" office:value-type="float" office:value="54">
            <text:p>5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ICT in a Social Context</text:p>
          </table:table-cell>
          <table:table-cell table:style-name="ce17" office:value-type="float" office:value="4">
            <text:p>4</text:p>
          </table:table-cell>
          <table:table-cell table:style-name="ce7" office:value-type="float" office:value="8.5">
            <text:p>8,5</text:p>
          </table:table-cell>
          <table:table-cell table:style-name="ce17" table:formula="oooc:=[.B58]*[.C58]" office:value-type="float" office:value="34">
            <text:p>3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Advanced Topics in Software Desig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24" table:formula="oooc:=[.B59]*[.C59]" office:value-type="float" office:value="39">
            <text:p>39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Network Programming</text:p>
          </table:table-cell>
          <table:table-cell table:style-name="ce17" office:value-type="float" office:value="9">
            <text:p>9</text:p>
          </table:table-cell>
          <table:table-cell table:style-name="ce7" office:value-type="float" office:value="8.5">
            <text:p>8,5</text:p>
          </table:table-cell>
          <table:table-cell table:style-name="ce17" table:formula="oooc:=[.B60]*[.C60]" office:value-type="float" office:value="76.5">
            <text:p>76,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Compiler Construction</text:p>
          </table:table-cell>
          <table:table-cell table:style-name="ce1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7" table:formula="oooc:=[.B61]*[.C61]" office:value-type="float" office:value="40">
            <text:p>4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inciples of Programming Languages</text:p>
          </table:table-cell>
          <table:table-cell table:style-name="ce1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17" table:formula="oooc:=[.B62]*[.C62]" office:value-type="float" office:value="32">
            <text:p>32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Distributed System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7.5">
            <text:p>7,5</text:p>
          </table:table-cell>
          <table:table-cell table:style-name="ce17" table:formula="oooc:=[.B63]*[.C63]" office:value-type="float" office:value="45">
            <text:p>4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Neural Network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7" table:formula="oooc:=[.B64]*[.C64]" office:value-type="float" office:value="48">
            <text:p>48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Recursion Theory (Amsterdam, Rodenburg)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7" table:formula="oooc:=[.B65]*[.C65]" office:value-type="float" office:value="60">
            <text:p>6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6" office:value-type="string">
            <text:p>Totaal / gemiddeld</text:p>
          </table:table-cell>
          <table:table-cell table:style-name="ce18" table:formula="oooc:=SUM([.B53:.B65])" office:value-type="float" office:value="77.5">
            <text:p>77,5</text:p>
          </table:table-cell>
          <table:table-cell table:style-name="ce6" table:formula="oooc:=AVERAGE([.C53:.C65])" office:value-type="float" office:value="8.57692307692308">
            <text:p>8,58</text:p>
          </table:table-cell>
          <table:table-cell table:style-name="ce18" table:formula="oooc:=SUM([.D53:.D65])/[.B67]" office:value-type="float" office:value="8.61612903225806">
            <text:p>8,62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Distributed Algorithms</text:p>
          </table:table-cell>
          <table:table-cell table:style-name="ce17" office:value-type="float" office:value="6">
            <text:p>6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Tentamen mid 2009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Literature Study</text:p>
          </table:table-cell>
          <table:table-cell table:style-name="ce17" office:value-type="float" office:value="6">
            <text:p>6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“Solutions to the POPLMark Challenge”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Master Project</text:p>
          </table:table-cell>
          <table:table-cell table:style-name="ce17" office:value-type="float" office:value="36">
            <text:p>36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Een compiler verification project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/>
          <table:table-cell table:style-name="ce18" table:formula="oooc:=SUM([.B69:.B71])+[.B67]" office:value-type="float" office:value="125.5">
            <text:p>125,5</text:p>
          </table:table-cell>
          <table:table-cell table:style-name="ce7"/>
          <table:table-cell table:style-name="ce17" table:number-columns-repeated="2"/>
          <table:table-cell table:style-name="ce29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Onderdelen FM&amp;SV</text:p>
          </table:table-cell>
          <table:table-cell table:style-name="ce19" office:value-type="string">
            <text:p>Eis</text:p>
          </table:table-cell>
          <table:table-cell table:style-name="ce20"/>
          <table:table-cell table:style-name="ce9" office:value-type="string">
            <text:p>Invull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0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Logical Verification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Logical Verification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Distributed Systems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5" office:value-type="string">
            <text:p>Distributed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ICT in a Social Context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ICT in a Social Contex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Term Rewriting Systems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Term Rewriting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Literature Study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6" office:value-type="string">
            <text:p>Literature Study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Master Project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6" office:value-type="string">
            <text:p>Master Projec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0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Verplichte keuze SE</text:p>
          </table:table-cell>
          <table:table-cell table:style-name="ce20" office:value-type="string">
            <text:p>Keuze uit ATSD en SA</text:p>
          </table:table-cell>
          <table:table-cell table:style-name="ce20"/>
          <table:table-cell table:style-name="ce10" office:value-type="string">
            <text:p>Advanced Topics in Software Design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TCS</text:p>
          </table:table-cell>
          <table:table-cell table:style-name="ce20" office:value-type="string">
            <text:p>Tenminste 6 ECTS</text:p>
          </table:table-cell>
          <table:table-cell table:style-name="ce20"/>
          <table:table-cell table:style-name="ce10" office:value-type="string">
            <text:p>Protocol Validation, <text:span text:style-name="T1">Distributed Algorithms</text:span>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Andere verplichte keuze</text:p>
          </table:table-cell>
          <table:table-cell table:style-name="ce20" office:value-type="string">
            <text:p>Tenminste 1 “verbredend” vak</text:p>
          </table:table-cell>
          <table:table-cell table:style-name="ce20"/>
          <table:table-cell table:style-name="ce10" office:value-type="string">
            <text:p>Program Transformation (Utrecht, Visser)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wiskunde</text:p>
          </table:table-cell>
          <table:table-cell table:style-name="ce20" office:value-type="string">
            <text:p>Tenminste 4 ECTS</text:p>
          </table:table-cell>
          <table:table-cell table:style-name="ce20"/>
          <table:table-cell table:style-name="ce26" office:value-type="string">
            <text:p>Recursion Theory (Amsterdam, Rodenburg)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practicum CS</text:p>
          </table:table-cell>
          <table:table-cell table:style-name="ce20" office:value-type="string">
            <text:p>Tenminste 9 ECTS</text:p>
          </table:table-cell>
          <table:table-cell table:style-name="ce20"/>
          <table:table-cell table:style-name="ce10" office:value-type="string">
            <text:p>Network Programm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rije keuze</text:p>
          </table:table-cell>
          <table:table-cell table:style-name="ce20" office:value-type="string">
            <text:p>Opvullen tot 120 ECTS</text:p>
          </table:table-cell>
          <table:table-cell table:style-name="ce20"/>
          <table:table-cell table:style-name="ce10" office:value-type="string">
            <text:p>Advanced Logic, Compiler Construction, Principles of Programming Languages, Neural Networks</text:p>
          </table:table-cell>
          <table:table-cell table:style-name="ce10" table:number-columns-repeated="2"/>
          <table:table-cell table:number-columns-repeated="250"/>
        </table:table-row>
        <table:table-row table:style-name="ro1" table:number-rows-repeated="6544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l" style:country-asian="NL" style:font-name-complex="Tahoma" style:language-complex="nl" style:country-complex="NL"/>
    </style:default-style>
    <number:number-style style:name="N0">
      <number:number number:min-integer-digits="1"/>
    </number:number-style>
    <number:currency-style style:name="N108P0" style:volatile="true">
      <number:currency-symbol number:language="en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30">30-12-2008</text:date>, <text:time>15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5-07-06T15:23:00</meta:creation-date>
    <dc:creator>Martijn Vermaat</dc:creator>
    <dc:date>2008-12-30T15:06:16</dc:date>
    <dc:language>en-US</dc:language>
    <meta:editing-cycles>23</meta:editing-cycles>
    <meta:editing-duration>PT8H38M13S</meta:editing-duration>
    <meta:user-defined meta:name="Info 1"/>
    <meta:user-defined meta:name="Info 2"/>
    <meta:user-defined meta:name="Info 3"/>
    <meta:user-defined meta:name="Info 4"/>
    <meta:document-statistic meta:table-count="3" meta:cell-count="289"/>
  </office:meta>
</office:document-meta>
</file>